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bold" officeooo:rsid="0089c589" style:font-weight-asian="bold" style:font-weight-complex="bold"/>
    </style:style>
    <style:style style:name="P6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45" style:family="paragraph" style:parent-style-name="Preformatted_20_Text">
      <style:text-properties style:text-line-through-style="none" style:text-line-through-type="none"/>
    </style:style>
    <style:style style:name="P46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7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8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9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1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2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3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4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5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6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7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8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9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0" style:family="paragraph" style:parent-style-name="Preformatted_20_Text">
      <style:text-properties fo:color="#ffffff" loext:opacity="100%" fo:font-weight="bold" officeooo:rsid="00163630" officeooo:paragraph-rsid="00b027b1" style:font-weight-asian="bold" style:font-weight-complex="bold"/>
    </style:style>
    <style:style style:name="P61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2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fo:font-weight="bold" officeooo:rsid="0084b04b" officeooo:paragraph-rsid="0084b04b" style:font-weight-asian="bold" style:font-weight-complex="bold"/>
    </style:style>
    <style:style style:name="P64" style:family="paragraph" style:parent-style-name="Preformatted_20_Text">
      <style:text-properties fo:color="#ffffff" loext:opacity="100%" fo:font-weight="bold" officeooo:rsid="00d85cf5" officeooo:paragraph-rsid="00d85cf5" style:font-weight-asian="bold" style:font-weight-complex="bold"/>
    </style:style>
    <style:style style:name="P65" style:family="paragraph" style:parent-style-name="Preformatted_20_Text">
      <style:text-properties fo:color="#ffffff" loext:opacity="100%" officeooo:rsid="001581df" officeooo:paragraph-rsid="0083c8fc"/>
    </style:style>
    <style:style style:name="P66" style:family="paragraph" style:parent-style-name="Preformatted_20_Text">
      <style:text-properties fo:color="#ffffff" loext:opacity="100%" officeooo:rsid="0014e081" officeooo:paragraph-rsid="0083c8fc"/>
    </style:style>
    <style:style style:name="P67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9c589" officeooo:paragraph-rsid="0089c589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9d9484" officeooo:paragraph-rsid="00a9e97f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73" style:family="paragraph" style:parent-style-name="Preformatted_20_Text">
      <style:text-properties fo:color="#ffffff" loext:opacity="100%" fo:font-weight="normal" officeooo:rsid="001f18eb" officeooo:paragraph-rsid="00b027b1" style:font-weight-asian="normal" style:font-weight-complex="normal"/>
    </style:style>
    <style:style style:name="P74" style:family="paragraph" style:parent-style-name="Preformatted_20_Text">
      <style:text-properties fo:color="#ffffff" loext:opacity="100%" fo:font-weight="normal" officeooo:rsid="00c2d1dd" officeooo:paragraph-rsid="00c2d1dd" style:font-weight-asian="normal" style:font-weight-complex="normal"/>
    </style:style>
    <style:style style:name="P75" style:family="paragraph" style:parent-style-name="Preformatted_20_Text">
      <style:text-properties fo:color="#ffffff" loext:opacity="100%" fo:font-weight="normal" officeooo:rsid="00c56222" officeooo:paragraph-rsid="00c87a9d" style:font-weight-asian="normal" style:font-weight-complex="normal"/>
    </style:style>
    <style:style style:name="P76" style:family="paragraph" style:parent-style-name="Preformatted_20_Text">
      <style:text-properties fo:color="#ffffff" loext:opacity="100%" fo:font-weight="normal" officeooo:rsid="00c5b611" officeooo:paragraph-rsid="00c56222" style:font-weight-asian="normal" style:font-weight-complex="normal"/>
    </style:style>
    <style:style style:name="P77" style:family="paragraph" style:parent-style-name="Preformatted_20_Text">
      <style:text-properties fo:color="#ffffff" loext:opacity="100%" fo:font-weight="normal" officeooo:rsid="00bfc392" officeooo:paragraph-rsid="00bfc392" style:font-weight-asian="normal" style:font-weight-complex="normal"/>
    </style:style>
    <style:style style:name="P78" style:family="paragraph" style:parent-style-name="Preformatted_20_Text">
      <style:text-properties fo:color="#ffffff" loext:opacity="100%" fo:font-weight="normal" officeooo:rsid="00ca6258" officeooo:paragraph-rsid="00ca6258" style:font-weight-asian="normal" style:font-weight-complex="normal"/>
    </style:style>
    <style:style style:name="P79" style:family="paragraph" style:parent-style-name="Preformatted_20_Text">
      <style:text-properties fo:color="#ffffff" loext:opacity="100%" fo:font-weight="normal" officeooo:rsid="00dcf0a8" officeooo:paragraph-rsid="00dcf0a8" style:font-weight-asian="normal" style:font-weight-complex="normal"/>
    </style:style>
    <style:style style:name="P80" style:family="paragraph" style:parent-style-name="Preformatted_20_Text">
      <style:text-properties fo:color="#ffffff" loext:opacity="100%" fo:font-weight="normal" officeooo:rsid="00e67e44" officeooo:paragraph-rsid="00e67e44" style:font-weight-asian="normal" style:font-weight-complex="normal"/>
    </style:style>
    <style:style style:name="P81" style:family="paragraph" style:parent-style-name="Preformatted_20_Text">
      <style:text-properties fo:color="#ffffff" loext:opacity="100%" officeooo:paragraph-rsid="0083c8fc"/>
    </style:style>
    <style:style style:name="P82" style:family="paragraph" style:parent-style-name="Preformatted_20_Text">
      <style:text-properties fo:color="#ffffff" loext:opacity="100%" officeooo:paragraph-rsid="0085a2fa"/>
    </style:style>
    <style:style style:name="P83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84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b027b1" style:font-weight-asian="normal" style:font-weight-complex="normal"/>
    </style:style>
    <style:style style:name="P85" style:family="paragraph" style:parent-style-name="Preformatted_20_Text">
      <style:text-properties fo:color="#ffffff" loext:opacity="100%" style:text-line-through-style="none" style:text-line-through-type="none" fo:font-weight="normal" officeooo:rsid="00b44c2f" officeooo:paragraph-rsid="00b44c2f" style:font-weight-asian="normal" style:font-weight-complex="normal"/>
    </style:style>
    <style:style style:name="P86" style:family="paragraph" style:parent-style-name="Preformatted_20_Text">
      <style:text-properties fo:color="#ffffff" loext:opacity="100%" style:text-line-through-style="none" style:text-line-through-type="none" fo:font-weight="normal" officeooo:rsid="0097eb0c" officeooo:paragraph-rsid="0097eb0c" style:font-weight-asian="normal" style:font-weight-complex="normal"/>
    </style:style>
    <style:style style:name="P87" style:family="paragraph" style:parent-style-name="Preformatted_20_Text">
      <style:text-properties fo:color="#ffffff" loext:opacity="100%" style:text-line-through-style="none" style:text-line-through-type="none" fo:font-weight="normal" officeooo:rsid="00c5b611" officeooo:paragraph-rsid="00c87a9d" style:font-weight-asian="normal" style:font-weight-complex="normal"/>
    </style:style>
    <style:style style:name="P88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97eb0c" style:font-weight-asian="normal" style:font-weight-complex="normal"/>
    </style:style>
    <style:style style:name="P89" style:family="paragraph" style:parent-style-name="Preformatted_20_Text">
      <style:text-properties fo:color="#ffffff" loext:opacity="100%" style:text-line-through-style="none" style:text-line-through-type="none" fo:font-weight="normal" officeooo:rsid="00176266" officeooo:paragraph-rsid="00b027b1" style:font-weight-asian="normal" style:font-weight-complex="normal"/>
    </style:style>
    <style:style style:name="P90" style:family="paragraph" style:parent-style-name="Preformatted_20_Text">
      <style:text-properties fo:color="#ffffff" loext:opacity="100%" style:text-line-through-style="none" style:text-line-through-type="none" fo:font-weight="normal" officeooo:rsid="00d1c86c" officeooo:paragraph-rsid="00d1c86c" style:font-weight-asian="normal" style:font-weight-complex="normal"/>
    </style:style>
    <style:style style:name="P91" style:family="paragraph" style:parent-style-name="Preformatted_20_Text">
      <style:text-properties fo:color="#ffffff" loext:opacity="100%" style:text-line-through-style="none" style:text-line-through-type="none" fo:font-weight="normal" officeooo:rsid="00e9e7fb" officeooo:paragraph-rsid="00e9e7fb" style:font-weight-asian="normal" style:font-weight-complex="normal"/>
    </style:style>
    <style:style style:name="P92" style:family="paragraph" style:parent-style-name="Preformatted_20_Text">
      <style:text-properties fo:color="#ffffff" loext:opacity="100%" style:text-line-through-style="none" style:text-line-through-type="none" fo:font-weight="normal" officeooo:rsid="002d5927" officeooo:paragraph-rsid="00edd99d" style:font-weight-asian="normal" style:font-weight-complex="normal"/>
    </style:style>
    <style:style style:name="P93" style:family="paragraph" style:parent-style-name="Preformatted_20_Text">
      <style:text-properties fo:color="#ffffff" loext:opacity="100%" officeooo:rsid="00984e95" officeooo:paragraph-rsid="00984e95"/>
    </style:style>
    <style:style style:name="P94" style:family="paragraph" style:parent-style-name="Preformatted_20_Text">
      <style:text-properties fo:color="#ffffff" loext:opacity="100%" officeooo:rsid="009bd36e" officeooo:paragraph-rsid="009bd36e"/>
    </style:style>
    <style:style style:name="P95" style:family="paragraph" style:parent-style-name="Preformatted_20_Text">
      <style:text-properties fo:color="#ffffff" loext:opacity="100%" officeooo:rsid="009d9484" officeooo:paragraph-rsid="009bd36e"/>
    </style:style>
    <style:style style:name="P96" style:family="paragraph" style:parent-style-name="Preformatted_20_Text">
      <style:text-properties fo:color="#ffffff" loext:opacity="100%" officeooo:rsid="009d9484" officeooo:paragraph-rsid="009d9484"/>
    </style:style>
    <style:style style:name="P97" style:family="paragraph" style:parent-style-name="Preformatted_20_Text">
      <style:text-properties fo:color="#ffffff" loext:opacity="100%" officeooo:rsid="009d9484" officeooo:paragraph-rsid="00c0900e"/>
    </style:style>
    <style:style style:name="P98" style:family="paragraph" style:parent-style-name="Preformatted_20_Text">
      <style:text-properties fo:color="#ffffff" loext:opacity="100%" officeooo:rsid="009e3cea" officeooo:paragraph-rsid="00c0900e"/>
    </style:style>
    <style:style style:name="P99" style:family="paragraph" style:parent-style-name="Preformatted_20_Text">
      <style:text-properties fo:color="#ffffff" loext:opacity="100%" officeooo:rsid="00a1bd78" officeooo:paragraph-rsid="00a1bd78"/>
    </style:style>
    <style:style style:name="P100" style:family="paragraph" style:parent-style-name="Preformatted_20_Text">
      <style:text-properties fo:color="#ffffff" loext:opacity="100%" style:text-line-through-style="solid" style:text-line-through-type="single" officeooo:rsid="009bd36e" officeooo:paragraph-rsid="00a9e97f"/>
    </style:style>
    <style:style style:name="P101" style:family="paragraph" style:parent-style-name="Preformatted_20_Text">
      <style:text-properties fo:color="#ffffff" loext:opacity="100%" style:text-line-through-style="solid" style:text-line-through-type="single" fo:font-weight="normal" officeooo:rsid="009bd36e" officeooo:paragraph-rsid="00a9e97f" style:font-weight-asian="normal" style:font-weight-complex="normal"/>
    </style:style>
    <style:style style:name="P102" style:family="paragraph" style:parent-style-name="Preformatted_20_Text">
      <style:text-properties fo:color="#ffffff" loext:opacity="100%" style:text-line-through-style="solid" style:text-line-through-type="single" fo:font-weight="normal" officeooo:rsid="009fcc34" officeooo:paragraph-rsid="00a9e97f" style:font-weight-asian="normal" style:font-weight-complex="normal"/>
    </style:style>
    <style:style style:name="P103" style:family="paragraph" style:parent-style-name="Preformatted_20_Text">
      <style:text-properties fo:color="#ffffff" loext:opacity="100%" style:text-line-through-style="solid" style:text-line-through-type="single" fo:font-weight="normal" officeooo:rsid="009e3cea" officeooo:paragraph-rsid="00a9e97f" style:font-weight-asian="normal" style:font-weight-complex="normal"/>
    </style:style>
    <style:style style:name="P104" style:family="paragraph" style:parent-style-name="Preformatted_20_Text">
      <style:text-properties fo:color="#ffffff" loext:opacity="100%" style:text-line-through-style="solid" style:text-line-through-type="single" fo:font-weight="normal" officeooo:rsid="009d9484" officeooo:paragraph-rsid="00a9e97f" style:font-weight-asian="normal" style:font-weight-complex="normal"/>
    </style:style>
    <style:style style:name="P105" style:family="paragraph" style:parent-style-name="Preformatted_20_Text">
      <style:text-properties fo:color="#ffffff" loext:opacity="100%" style:text-line-through-style="solid" style:text-line-through-type="single" fo:font-weight="normal" officeooo:rsid="00163630" officeooo:paragraph-rsid="00b027b1" style:font-weight-asian="normal" style:font-weight-complex="normal"/>
    </style:style>
    <style:style style:name="P106" style:family="paragraph" style:parent-style-name="Preformatted_20_Text">
      <style:text-properties fo:color="#ffffff" loext:opacity="100%" style:text-line-through-style="solid" style:text-line-through-type="single" fo:font-weight="normal" officeooo:rsid="00b44c2f" officeooo:paragraph-rsid="00b44c2f" style:font-weight-asian="normal" style:font-weight-complex="normal"/>
    </style:style>
    <style:style style:name="P107" style:family="paragraph" style:parent-style-name="Preformatted_20_Text">
      <style:text-properties fo:color="#ffffff" loext:opacity="100%" style:text-line-through-style="solid" style:text-line-through-type="single" fo:font-weight="normal" officeooo:rsid="00b688e5" officeooo:paragraph-rsid="00b688e5" style:font-weight-asian="normal" style:font-weight-complex="normal"/>
    </style:style>
    <style:style style:name="P108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8b9877" style:font-weight-asian="normal" style:font-weight-complex="normal"/>
    </style:style>
    <style:style style:name="P109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b8053c" style:font-weight-asian="normal" style:font-weight-complex="normal"/>
    </style:style>
    <style:style style:name="P110" style:family="paragraph" style:parent-style-name="Preformatted_20_Text">
      <style:text-properties fo:color="#ffffff" loext:opacity="100%" style:text-line-through-style="solid" style:text-line-through-type="single" fo:font-weight="normal" officeooo:rsid="00b9e1ad" officeooo:paragraph-rsid="00b9e1ad" style:font-weight-asian="normal" style:font-weight-complex="normal"/>
    </style:style>
    <style:style style:name="P111" style:family="paragraph" style:parent-style-name="Preformatted_20_Text">
      <style:text-properties fo:color="#ffffff" loext:opacity="100%" style:text-line-through-style="solid" style:text-line-through-type="single" fo:font-weight="normal" officeooo:rsid="00be2f60" officeooo:paragraph-rsid="00be2f60" style:font-weight-asian="normal" style:font-weight-complex="normal"/>
    </style:style>
    <style:style style:name="P112" style:family="paragraph" style:parent-style-name="Preformatted_20_Text">
      <style:text-properties fo:color="#ffffff" loext:opacity="100%" style:text-line-through-style="solid" style:text-line-through-type="single" fo:font-weight="normal" officeooo:rsid="00bfc392" officeooo:paragraph-rsid="00bfc392" style:font-weight-asian="normal" style:font-weight-complex="normal"/>
    </style:style>
    <style:style style:name="P113" style:family="paragraph" style:parent-style-name="Preformatted_20_Text">
      <style:text-properties fo:color="#ffffff" loext:opacity="100%" style:text-line-through-style="solid" style:text-line-through-type="single" fo:font-weight="normal" officeooo:rsid="00ca6258" officeooo:paragraph-rsid="00ca6258" style:font-weight-asian="normal" style:font-weight-complex="normal"/>
    </style:style>
    <style:style style:name="P114" style:family="paragraph" style:parent-style-name="Preformatted_20_Text">
      <style:text-properties fo:color="#ffffff" loext:opacity="100%" style:text-line-through-style="solid" style:text-line-through-type="single" fo:font-weight="normal" officeooo:rsid="00c232e6" officeooo:paragraph-rsid="00c232e6" style:font-weight-asian="normal" style:font-weight-complex="normal"/>
    </style:style>
    <style:style style:name="P115" style:family="paragraph" style:parent-style-name="Preformatted_20_Text">
      <style:text-properties fo:color="#ffffff" loext:opacity="100%" style:text-line-through-style="solid" style:text-line-through-type="single" fo:font-weight="normal" officeooo:rsid="008ccb2a" officeooo:paragraph-rsid="008ccb2a" style:font-weight-asian="normal" style:font-weight-complex="normal"/>
    </style:style>
    <style:style style:name="P116" style:family="paragraph" style:parent-style-name="Preformatted_20_Text">
      <style:text-properties fo:color="#ffffff" loext:opacity="100%" style:text-line-through-style="solid" style:text-line-through-type="single" fo:font-weight="normal" officeooo:rsid="008d48f8" officeooo:paragraph-rsid="008d48f8" style:font-weight-asian="normal" style:font-weight-complex="normal"/>
    </style:style>
    <style:style style:name="P117" style:family="paragraph" style:parent-style-name="Preformatted_20_Text">
      <style:text-properties fo:color="#ffffff" loext:opacity="100%" style:text-line-through-style="solid" style:text-line-through-type="single" fo:font-weight="normal" officeooo:rsid="008d68b8" officeooo:paragraph-rsid="008d68b8" style:font-weight-asian="normal" style:font-weight-complex="normal"/>
    </style:style>
    <style:style style:name="P118" style:family="paragraph" style:parent-style-name="Preformatted_20_Text">
      <style:text-properties fo:color="#ffffff" loext:opacity="100%" style:text-line-through-style="solid" style:text-line-through-type="single" fo:font-weight="normal" officeooo:rsid="0083c8fc" officeooo:paragraph-rsid="00906b3f" style:font-weight-asian="normal" style:font-weight-complex="normal"/>
    </style:style>
    <style:style style:name="P119" style:family="paragraph" style:parent-style-name="Preformatted_20_Text">
      <style:text-properties fo:color="#ffffff" loext:opacity="100%" style:text-line-through-style="solid" style:text-line-through-type="single" fo:font-weight="normal" officeooo:rsid="0085242a" officeooo:paragraph-rsid="00906b3f" style:font-weight-asian="normal" style:font-weight-complex="normal"/>
    </style:style>
    <style:style style:name="P120" style:family="paragraph" style:parent-style-name="Preformatted_20_Text">
      <style:text-properties fo:color="#ffffff" loext:opacity="100%" style:text-line-through-style="solid" style:text-line-through-type="single" fo:font-weight="normal" officeooo:rsid="0085a2fa" officeooo:paragraph-rsid="00906b3f" style:font-weight-asian="normal" style:font-weight-complex="normal"/>
    </style:style>
    <style:style style:name="P121" style:family="paragraph" style:parent-style-name="Preformatted_20_Text">
      <style:text-properties fo:color="#ffffff" loext:opacity="100%" style:text-line-through-style="solid" style:text-line-through-type="single" fo:font-weight="normal" officeooo:rsid="00889fbe" officeooo:paragraph-rsid="00906b3f" style:font-weight-asian="normal" style:font-weight-complex="normal"/>
    </style:style>
    <style:style style:name="P122" style:family="paragraph" style:parent-style-name="Preformatted_20_Text">
      <style:text-properties fo:color="#ffffff" loext:opacity="100%" style:text-line-through-style="solid" style:text-line-through-type="single" officeooo:rsid="0083c8fc" officeooo:paragraph-rsid="00906b3f"/>
    </style:style>
    <style:style style:name="P123" style:family="paragraph" style:parent-style-name="Preformatted_20_Text">
      <style:text-properties fo:color="#ffffff" loext:opacity="100%" officeooo:rsid="009fcc34" officeooo:paragraph-rsid="009fcc34"/>
    </style:style>
    <style:style style:name="P124" style:family="paragraph" style:parent-style-name="Preformatted_20_Text">
      <style:text-properties fo:color="#ffffff" loext:opacity="100%" officeooo:rsid="009fcc34" officeooo:paragraph-rsid="00c0900e"/>
    </style:style>
    <style:style style:name="P125" style:family="paragraph" style:parent-style-name="Preformatted_20_Text">
      <style:text-properties fo:color="#ffffff" loext:opacity="100%" officeooo:paragraph-rsid="00d14f72"/>
    </style:style>
    <style:style style:name="P126" style:family="paragraph" style:parent-style-name="Preformatted_20_Text">
      <style:text-properties fo:color="#ffffff" loext:opacity="100%" officeooo:rsid="00d27863" officeooo:paragraph-rsid="00d27863"/>
    </style:style>
    <style:style style:name="P127" style:family="paragraph" style:parent-style-name="Preformatted_20_Text">
      <style:text-properties fo:color="#ffffff" loext:opacity="100%" officeooo:rsid="00d7ef93" officeooo:paragraph-rsid="00d7ef93"/>
    </style:style>
    <style:style style:name="P128" style:family="paragraph" style:parent-style-name="Preformatted_20_Text">
      <style:text-properties fo:color="#ffffff" loext:opacity="100%" officeooo:rsid="00bd0e9d" officeooo:paragraph-rsid="00bd0e9d"/>
    </style:style>
    <style:style style:name="P129" style:family="paragraph" style:parent-style-name="Preformatted_20_Text">
      <style:text-properties fo:color="#ffffff" loext:opacity="100%" officeooo:rsid="00e7da67" officeooo:paragraph-rsid="00e7da67"/>
    </style:style>
    <style:style style:name="P130" style:family="paragraph" style:parent-style-name="Preformatted_20_Text">
      <style:text-properties fo:color="#ffffff" loext:opacity="100%" officeooo:rsid="00e9883b" officeooo:paragraph-rsid="00e9883b"/>
    </style:style>
    <style:style style:name="P131" style:family="paragraph" style:parent-style-name="Preformatted_20_Text">
      <style:text-properties style:text-line-through-style="solid" style:text-line-through-type="single"/>
    </style:style>
    <style:style style:name="P132" style:family="paragraph" style:parent-style-name="Preformatted_20_Text">
      <style:text-properties fo:color="#ffffff" loext:opacity="100%" style:text-line-through-style="none" style:text-line-through-type="none" fo:font-weight="normal" officeooo:rsid="00163630" officeooo:paragraph-rsid="00edd99d" style:font-weight-asian="normal" style:font-weight-complex="normal"/>
    </style:style>
    <style:style style:name="P133" style:family="paragraph" style:parent-style-name="Preformatted_20_Text">
      <style:text-properties fo:color="#ffffff" loext:opacity="100%" style:text-line-through-style="none" style:text-line-through-type="none" fo:font-weight="normal" officeooo:rsid="00176266" officeooo:paragraph-rsid="00edd99d" style:font-weight-asian="normal" style:font-weight-complex="normal"/>
    </style:style>
    <style:style style:name="P134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edd99d" style:font-weight-asian="normal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style:text-line-through-style="solid" style:text-line-through-type="single" officeooo:rsid="00eaf813"/>
    </style:style>
    <style:style style:name="T16" style:family="text">
      <style:text-properties style:text-line-through-style="solid" style:text-line-through-type="single" officeooo:rsid="0094dc15"/>
    </style:style>
    <style:style style:name="T17" style:family="text">
      <style:text-properties officeooo:rsid="002e9a33"/>
    </style:style>
    <style:style style:name="T18" style:family="text">
      <style:text-properties officeooo:rsid="00302cf6"/>
    </style:style>
    <style:style style:name="T19" style:family="text">
      <style:text-properties officeooo:rsid="0030bd50"/>
    </style:style>
    <style:style style:name="T20" style:family="text">
      <style:text-properties officeooo:rsid="00322b59"/>
    </style:style>
    <style:style style:name="T21" style:family="text">
      <style:text-properties officeooo:rsid="003542d5"/>
    </style:style>
    <style:style style:name="T22" style:family="text">
      <style:text-properties officeooo:rsid="0037b362"/>
    </style:style>
    <style:style style:name="T23" style:family="text">
      <style:text-properties officeooo:rsid="003b8194"/>
    </style:style>
    <style:style style:name="T24" style:family="text">
      <style:text-properties officeooo:rsid="003d7aba"/>
    </style:style>
    <style:style style:name="T25" style:family="text">
      <style:text-properties officeooo:rsid="00412861"/>
    </style:style>
    <style:style style:name="T26" style:family="text">
      <style:text-properties officeooo:rsid="0043214e"/>
    </style:style>
    <style:style style:name="T27" style:family="text">
      <style:text-properties officeooo:rsid="004b10af"/>
    </style:style>
    <style:style style:name="T28" style:family="text">
      <style:text-properties officeooo:rsid="0051715c"/>
    </style:style>
    <style:style style:name="T29" style:family="text">
      <style:text-properties officeooo:rsid="00553c11"/>
    </style:style>
    <style:style style:name="T30" style:family="text">
      <style:text-properties officeooo:rsid="00560a35"/>
    </style:style>
    <style:style style:name="T31" style:family="text">
      <style:text-properties officeooo:rsid="0060044f"/>
    </style:style>
    <style:style style:name="T32" style:family="text">
      <style:text-properties officeooo:rsid="0060f82b"/>
    </style:style>
    <style:style style:name="T33" style:family="text">
      <style:text-properties officeooo:rsid="007ae8d2"/>
    </style:style>
    <style:style style:name="T34" style:family="text">
      <style:text-properties officeooo:rsid="00809405"/>
    </style:style>
    <style:style style:name="T35" style:family="text">
      <style:text-properties officeooo:rsid="0084b04b"/>
    </style:style>
    <style:style style:name="T36" style:family="text">
      <style:text-properties officeooo:rsid="00889fbe"/>
    </style:style>
    <style:style style:name="T37" style:family="text">
      <style:text-properties officeooo:rsid="0088a0e6"/>
    </style:style>
    <style:style style:name="T38" style:family="text">
      <style:text-properties officeooo:rsid="0085a2fa"/>
    </style:style>
    <style:style style:name="T39" style:family="text">
      <style:text-properties officeooo:rsid="008b9877"/>
    </style:style>
    <style:style style:name="T40" style:family="text">
      <style:text-properties officeooo:rsid="008ccb2a"/>
    </style:style>
    <style:style style:name="T41" style:family="text">
      <style:text-properties officeooo:rsid="008d68b8"/>
    </style:style>
    <style:style style:name="T42" style:family="text">
      <style:text-properties officeooo:rsid="0094dc15"/>
    </style:style>
    <style:style style:name="T43" style:family="text">
      <style:text-properties officeooo:rsid="00a49489"/>
    </style:style>
    <style:style style:name="T44" style:family="text">
      <style:text-properties officeooo:rsid="00a9e97f"/>
    </style:style>
    <style:style style:name="T45" style:family="text">
      <style:text-properties officeooo:rsid="00b2803a"/>
    </style:style>
    <style:style style:name="T46" style:family="text">
      <style:text-properties officeooo:rsid="00b8053c"/>
    </style:style>
    <style:style style:name="T47" style:family="text">
      <style:text-properties officeooo:rsid="00b84326"/>
    </style:style>
    <style:style style:name="T48" style:family="text">
      <style:text-properties officeooo:rsid="00c0900e"/>
    </style:style>
    <style:style style:name="T49" style:family="text">
      <style:text-properties officeooo:rsid="00c5b611"/>
    </style:style>
    <style:style style:name="T50" style:family="text">
      <style:text-properties officeooo:rsid="00de14c3"/>
    </style:style>
    <style:style style:name="T51" style:family="text">
      <style:text-properties officeooo:rsid="00eaf813"/>
    </style:style>
    <style:style style:name="T52" style:family="text">
      <style:text-properties officeooo:rsid="001f18eb"/>
    </style:style>
    <style:style style:name="T53" style:family="text">
      <style:text-properties style:text-line-through-style="none" style:text-line-through-typ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5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5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5"/>
      <text:p text:style-name="P46">- part <text:span text:style-name="T1">3</text:span>: make the evaluated calculation an array, in which each item is calculated by its relative position to an operator<text:span text:style-name="T2">.</text:span></text:p>
      <text:p text:style-name="P48"/>
      <text:p text:style-name="P6">make a variable called "userInput"</text:p>
      <text:p text:style-name="P49"/>
      <text:p text:style-name="P7">let the top display be user input</text:p>
      <text:p text:style-name="P49"/>
      <text:p text:style-name="P8">when a number is pressed, make that value concatenate to userInput</text:p>
      <text:p text:style-name="P6"/>
      <text:p text:style-name="P6"><text:span text:style-name="T3">when an operator is pressed, </text:span><text:span text:style-name="T4">concatenate it to userInput, and </text:span><text:span text:style-name="T3">it will add a " " on both sides.</text:span></text:p>
      <text:p text:style-name="P42">add this to the specific operators, so there can also operators which will not add this in the future</text:p>
      <text:p text:style-name="P6"/>
      <text:p text:style-name="P9">make the clear and clearall functions work on the new userInput variable</text:p>
      <text:p text:style-name="P6"/>
      <text:p text:style-name="P10">make a variable called userInputArr, that splits it on " ".</text:p>
      <text:p text:style-name="P50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11">if not, I want to check if it is an existing operator. If that is the case I will <text:span text:style-name="T8">push</text:span> everything before that and add it to "userInputArray"<text:span text:style-name="T5">,</text:span></text:p>
      <text:p text:style-name="P12">and then take the current value, and shift that as a next array item.</text:p>
      <text:p text:style-name="P12"/>
      <text:p text:style-name="P13">if value is a number, concat it to currentElement</text:p>
      <text:p text:style-name="P13"/>
      <text:p text:style-name="P13">If value is an operator, push currentElement to inputArray</text:p>
      <text:p text:style-name="P13">then push the <text:span text:style-name="T9">operatorObject array index</text:span> to inputArray</text:p>
      <text:p text:style-name="P13">if an error returns, alert<text:span text:style-name="T7">:</text:span> value ... is invalid. I am vewwy sowwy (◞‸ ◟)💧</text:p>
      <text:p text:style-name="P50"/>
      <text:p text:style-name="P14">when an item is an operator, log the array index</text:p>
      <text:p text:style-name="P50"/>
      <text:p text:style-name="P48"><text:span text:style-name="T11">instead of saving an operator, save the array index of that operator.</text:span><text:span text:style-name="T17"> </text:span></text:p>
      <text:p text:style-name="P48"/>
      <text:p text:style-name="P4">make it possible to<text:span text:style-name="T23"> check</text:span> whether a symbol is a operator, by <text:span text:style-name="T23">evaluating </text:span>the current, previous and next symbol.</text:p>
      <text:p text:style-name="P47"/>
      <text:p text:style-name="P58">// check of the value if it is a number.</text:p>
      <text:p text:style-name="P58">// then check if it is an operator<text:span text:style-name="T25">, using the previous and next value to evaluate that</text:span></text:p>
      <text:p text:style-name="P58">// if it then is not an operator, it might still be a number, because it is a negative number.</text:p>
      <text:p text:style-name="P58">// if none of these, give a console.log</text:p>
      <text:p text:style-name="P54"/>
      <text:p text:style-name="P54"/>
      <text:p text:style-name="P15">make a separate function called "concatNumber", and remove the function from makeInputArray<text:span text:style-name="T22">, so it can be called separately</text:span></text:p>
      <text:p text:style-name="P15"/>
      <text:p text:style-name="P16">add it as an if else to the makeInputArray, <text:span text:style-name="T24">after checking if it is an operator, </text:span>if the symbol is -</text:p>
      <text:p text:style-name="P17"/>
      <text:p text:style-name="P18">edit function<text:span text:style-name="T26"> evaluate</text:span>StringSymbols to <text:span text:style-name="T21">give 3 values</text:span></text:p>
      <text:p text:style-name="P52"/>
      <text:p text:style-name="P15">send 3 variables to makeInputArray</text:p>
      <text:p text:style-name="P53"/>
      <text:p text:style-name="P15">send 3 variables to numberOrOperator</text:p>
      <text:p text:style-name="P53"/>
      <text:p text:style-name="P19">make numberOrOperator work with numbers</text:p>
      <text:p text:style-name="P53"/>
      <text:p text:style-name="P20">make a separate function where each operator is individually checked</text:p>
      <text:p text:style-name="P21">check also, if it is a -, if this is actually a negative number<text:span text:style-name="T27">, then return "number" anyway. otherwise return the array of the operator</text:span></text:p>
      <text:p text:style-name="P15"><text:soft-page-break/></text:p>
      <text:p text:style-name="P15"/>
      <text:p text:style-name="P25">make a function called checkForOperator. in this function all operator signs are written. If it matches with any of those, check the other 2 variables to double check if it is right.</text:p>
      <text:p text:style-name="P48"/>
      <text:p text:style-name="P22">make it so that there are 3 variable accessible within numberOrOperator,</text:p>
      <text:p text:style-name="P22">previousValue, value, nextValue</text:p>
      <text:p text:style-name="P23"/>
      <text:p text:style-name="P23"/>
      <text:p text:style-name="P24">make a function called checkoperator, which gets 3 variables. the current symbol, the previous symbol, and the next symbol.</text:p>
      <text:p text:style-name="P22">with that it</text:p>
      <text:p text:style-name="P48"/>
      <text:p text:style-name="P26">make a function called "orderCalculation"</text:p>
      <text:p text:style-name="P26">that runs through the operators in the right order, and gives the arrayIndex of that operator as an argument<text:span text:style-name="T18">:</text:span></text:p>
      <text:p text:style-name="P27"><text:tab/>for each array item, check if it is an object. if true:</text:p>
      <text:p text:style-name="P28"><text:tab/><text:tab/>* take value, nextValue, previousValue</text:p>
      <text:p text:style-name="P27"><text:tab/><text:tab/>* check <text:span text:style-name="T19">if the operator precedence is 1.</text:span></text:p>
      <text:p text:style-name="P29"><text:tab/><text:tab/>If this is the case, run the operate function<text:span text:style-name="T20">.</text:span></text:p>
      <text:p text:style-name="P24"><text:tab/><text:tab/><text:tab/>for each operator, there will be a different function.</text:p>
      <text:p text:style-name="P51"/>
      <text:p text:style-name="P30">I want the previous and next value to go through the operat<text:span text:style-name="T28">o</text:span>r, and be result.</text:p>
      <text:p text:style-name="P30">then I want to splice<text:span text:style-name="T29"> out the</text:span> index [<text:span text:style-name="T30">0</text:span>] to index [+1]<text:span text:style-name="T30">,</text:span></text:p>
      <text:p text:style-name="P31">then I want to replace index -1 with result</text:p>
      <text:p text:style-name="P55"/>
      <text:p text:style-name="P32">make calculateInOrder also receive an argument that is i</text:p>
      <text:p text:style-name="P57"/>
      <text:p text:style-name="P33">before I run calculateInOrder, I want to make i <text:span text:style-name="T32">1</text:span>, and give it as an argument.</text:p>
      <text:p text:style-name="P56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31">, and run the loop again. </text:span></text:p>
      <text:p text:style-name="P56"/>
      <text:p text:style-name="P34">after each calculation, I want to calculateInOrder again, on the modified array, with i at the same number.</text:p>
      <text:p text:style-name="P34">Once I have run through all the objects, I want to run calculate inOrder again.</text:p>
      <text:p text:style-name="P34"/>
      <text:p text:style-name="P36">get the lowest precedence value, and let the loop stop at that value</text:p>
      <text:p text:style-name="P48"/>
      <text:p text:style-name="P35">run the result again through the arrayCalculation, and once it has become 1 value, let ans be the result</text:p>
      <text:p text:style-name="P37"/>
      <text:p text:style-name="P37"/>
      <text:p text:style-name="P38">change the name operatorObject to symbolObject,</text:p>
      <text:p text:style-name="P38">and give every item an extra category, called "category"</text:p>
      <text:p text:style-name="P38"/>
      <text:p text:style-name="P39">give every current item a category</text:p>
      <text:p text:style-name="P37"/>
      <text:p text:style-name="P40">make a function "checkForErrors", after the calcuteInOrder array.</text:p>
      <text:p text:style-name="P40">loop though the function, and give the current element and the index.</text:p>
      <text:p text:style-name="P40">give the prePreviousElement, currentElement, nextElement, nextNextElement<text:span text:style-name="T33">.</text:span></text:p>
      <text:p text:style-name="P38"/>
      <text:p text:style-name="P38">if + is behind another operator, remove <text:span text:style-name="T34">current index value</text:span></text:p>
      <text:p text:style-name="P41"/>
      <text:p text:style-name="P44">at the end of errorchecking, filter all empty values from the array</text:p>
      <text:p text:style-name="P62">- part 5:</text:p>
      <text:p text:style-name="P63">add all functions:</text:p>
      <text:p text:style-name="P67"/>
      <text:p text:style-name="P93">first make a list of all functions that a calculation goes through, and what result it should give:</text:p>
      <text:p text:style-name="P93"/>
      <text:p text:style-name="P94">operatorpress:</text:p>
      <text:p text:style-name="P94"/>
      <text:p text:style-name="P94"/>
      <text:p text:style-name="P94">runEquals:</text:p>
      <text:p text:style-name="P97"><text:span text:style-name="T48">makeStringArray</text:span><text:tab/></text:p>
      <text:p text:style-name="P97"><text:span text:style-name="T48"><text:tab/></text:span>evaluateStringSymbols</text:p>
      <text:p text:style-name="P97"><text:span text:style-name="T48"><text:tab/></text:span><text:tab/><text:tab/>makeInputArray</text:p>
      <text:p text:style-name="P98"><text:span text:style-name="T48"><text:tab/></text:span><text:tab/><text:tab/><text:tab/>numberOrOperator</text:p>
      <text:p text:style-name="P98">checkForErrors</text:p>
      <text:p text:style-name="P124"><text:tab/>doubleOperators</text:p>
      <text:p text:style-name="P124"/>
      <text:p text:style-name="P96"><text:span text:style-name="T48"><text:tab/></text:span>calculate</text:p>
      <text:p text:style-name="P123"><text:tab/><text:span text:style-name="T48"><text:tab/></text:span>calculateInOrder</text:p>
      <text:p text:style-name="P123"><text:tab/><text:tab/><text:span text:style-name="T48"><text:tab/></text:span>doCalculation</text:p>
      <text:p text:style-name="P94">displayAns</text:p>
      <text:p text:style-name="P94">clearEntry</text:p>
      <text:p text:style-name="P94"/>
      <text:p text:style-name="P95"/>
      <text:p text:style-name="P126"/>
      <text:p text:style-name="P95"/>
      <text:p text:style-name="P96">split the calculate function into: makeStringObject &amp; calculate</text:p>
      <text:p text:style-name="P96"/>
      <text:p text:style-name="P99">make <text:span text:style-name="T44">the functions </text:span>parameter-dependent in the following order:</text:p>
      <text:p text:style-name="P100">clearEntry</text:p>
      <text:p text:style-name="P101">displayAns</text:p>
      <text:p text:style-name="P102">doCalculation</text:p>
      <text:p text:style-name="P102">calculateInOrder</text:p>
      <text:p text:style-name="P102">doubleOperators</text:p>
      <text:p text:style-name="P103"><text:span text:style-name="T43">c</text:span>heckForErrors</text:p>
      <text:p text:style-name="P103">numberOrOperator</text:p>
      <text:p text:style-name="P104">makeInputArray</text:p>
      <text:p text:style-name="P71">evaluateStringSymbols</text:p>
      <text:p text:style-name="P71">calculate</text:p>
      <text:p text:style-name="P72">runEquals</text:p>
      <text:p text:style-name="P74"/>
      <text:p text:style-name="P76"/>
      <text:p text:style-name="P72"/>
      <text:p text:style-name="P60">to add an operator:</text:p>
      <text:p text:style-name="P105"><text:span text:style-name="T45">- </text:span>add the operator to the operatorObject + different ways that it can be written</text:p>
      <text:p text:style-name="P105"/>
      <text:p text:style-name="P106">find out why there is a loop somewhere in the calculate function, if there is an unknown symbol</text:p>
      <text:p text:style-name="P107">why is i not going up <text:span text:style-name="T46">i</text:span>n value</text:p>
      <text:p text:style-name="P85"/>
      <text:p text:style-name="P105"/>
      <text:p text:style-name="P89"><text:span text:style-name="T45">- </text:span>write a way to check <text:span text:style-name="T45">if the symbol is</text:span> this operator<text:span text:style-name="T45">, or if might be used for some other reason</text:span> in the checkOperator()</text:p>
      <text:p text:style-name="P84"><text:span text:style-name="T45">- </text:span>add the calculation in the doCalculation function</text:p>
      <text:p text:style-name="P73"><text:span text:style-name="T45">- </text:span>think about possible errors, and add these in checkForErrors()</text:p>
      <text:p text:style-name="P72"/>
      <text:p text:style-name="P79">if previous value is empty, give number</text:p>
      <text:p text:style-name="P79">if the previous value is a<text:span text:style-name="T50">n operator</text:span>, give number.</text:p>
      <text:p text:style-name="P79">otherwise push currentNum , + operator, </text:p>
      <text:p text:style-name="P68"/>
      <text:p text:style-name="P69">add brackets<text:span text:style-name="T39">:</text:span></text:p>
      <text:p text:style-name="P108">check the whole object for brackets. if the amount of opening and closing brackets are not equal, give an error</text:p>
      <text:p text:style-name="P69"/>
      <text:p text:style-name="P110"><text:soft-page-break/>how to make the calculator not crash when an opening bracket has been found</text:p>
      <text:p text:style-name="P69"/>
      <text:p text:style-name="P108">when you find a <text:span text:style-name="T40">closer </text:span>bracket, save the index<text:span text:style-name="T46">, return the symbol</text:span></text:p>
      <text:p text:style-name="P70"/>
      <text:p text:style-name="P111">make an array of the openBracket indexes</text:p>
      <text:p text:style-name="P70"/>
      <text:p text:style-name="P70"/>
      <text:p text:style-name="P112">let the calculate function run with return values</text:p>
      <text:p text:style-name="P112">if a closebracket has been found, get the index of the last open brackets</text:p>
      <text:p text:style-name="P77"/>
      <text:p text:style-name="P113">we need the length of the array between the open and close bracket.</text:p>
      <text:p text:style-name="P113">index closeBr - indexopenBr + 1</text:p>
      <text:p text:style-name="P78"/>
      <text:p text:style-name="P113">then we need to calculate with those values.</text:p>
      <text:p text:style-name="P113"/>
      <text:p text:style-name="P113">then we need to return those values, and splice them at the original location</text:p>
      <text:p text:style-name="P112"/>
      <text:p text:style-name="P112">get the array elements in between (not including) the brackets.</text:p>
      <text:p text:style-name="P112"/>
      <text:p text:style-name="P112">get the calculation value </text:p>
      <text:p text:style-name="P112"/>
      <text:p text:style-name="P114">splice everything, </text:p>
      <text:p text:style-name="P108"/>
      <text:p text:style-name="P109">scan <text:span text:style-name="T40">back </text:span>until you find the <text:span text:style-name="T40">first opening</text:span> blacket<text:span text:style-name="T40">, save that index,</text:span><text:span text:style-name="T46"> return that symbol and index</text:span></text:p>
      <text:p text:style-name="P109"/>
      <text:p text:style-name="P109"><text:span text:style-name="T40">isolate the </text:span><text:span text:style-name="T46">array elements in between, and return the string that is in between those values</text:span></text:p>
      <text:p text:style-name="P109"/>
      <text:p text:style-name="P109"><text:span text:style-name="T40">run it through the calculate function, and </text:span><text:span text:style-name="T47">alert the value</text:span></text:p>
      <text:p text:style-name="P108"/>
      <text:p text:style-name="P108"/>
      <text:p text:style-name="P115">first make the function calculate re-usable for different arrays.</text:p>
      <text:p text:style-name="P116">add brackets to the symbolObject</text:p>
      <text:p text:style-name="P116">give them precedence 2</text:p>
      <text:p text:style-name="P116">if a ) bracket is found, console.log that bracket</text:p>
      <text:p text:style-name="P116">if a ) bracket is found, iterate backwards through the array, until you find the first ( bracket, then stop.</text:p>
      <text:p text:style-name="P116">console log that value and index.</text:p>
      <text:p text:style-name="P116"/>
      <text:p text:style-name="P116">okay, now we have the indexes of both brackets<text:span text:style-name="T41">. we should now isolate what is in between them</text:span></text:p>
      <text:p text:style-name="P116"/>
      <text:p text:style-name="P117">take that length of the array, and fill it up with value bracketResult (for now value B)</text:p>
      <text:p text:style-name="P117"/>
      <text:p text:style-name="P117">now take that array, and put it through the calculate() function, return the value</text:p>
      <text:p text:style-name="P70"/>
      <text:p text:style-name="P108"/>
      <text:p text:style-name="P122">ANS</text:p>
      <text:p text:style-name="P122">what is ans actually?</text:p>
      <text:p text:style-name="P122"/>
      <text:p text:style-name="P122">ans is <text:span text:style-name="T35">the </text:span>value that is the last result that was calculated.</text:p>
      <text:p text:style-name="P118">when you click it, its value is added to the calculation.</text:p>
      <text:p text:style-name="P118"/>
      <text:p text:style-name="P119">if the ans is clicked += the ans value to the displayTop</text:p>
      <text:p text:style-name="P119"/>
      <text:p text:style-name="P120">=</text:p>
      <text:p text:style-name="P121">delete userinput and ans values,</text:p>
      <text:p text:style-name="P121"><text:span text:style-name="T37">empty</text:span> <text:span text:style-name="T37">inputArray</text:span></text:p>
      <text:p text:style-name="P108"/>
      <text:p text:style-name="P108"/>
      <text:p text:style-name="P108">(3*(4+9))*(1+1)</text:p>
      <text:p text:style-name="P67"><text:soft-page-break/></text:p>
      <text:p text:style-name="P80">for now I want:</text:p>
      <text:p text:style-name="P80">to be able to splice the number buttons into place 3</text:p>
      <text:p text:style-name="P67"/>
      <text:p text:style-name="P61">- part <text:span text:style-name="T35">6</text:span>:</text:p>
      <text:p text:style-name="P61">make it able to handle errors</text:p>
      <text:p text:style-name="P81"/>
      <text:p text:style-name="P81">- make a function called errorCheckEquals, errorCheckOperator, errorCheckNumber which will contain all the checks for each.</text:p>
      <text:p text:style-name="P81"/>
      <text:p text:style-name="P81">- make functions that check for error-inducing behavior, add them to the controller functions to first check for errors</text:p>
      <text:p text:style-name="P81"/>
      <text:p text:style-name="P81"><text:tab/>- equals:</text:p>
      <text:p text:style-name="P81"><text:tab/><text:tab/><text:span text:style-name="T10">* is there any content on the screen, if not, return 0</text:span></text:p>
      <text:p text:style-name="P81"><text:tab/><text:tab/><text:span text:style-name="T10">* is there only a number on the screen, then return the number</text:span></text:p>
      <text:p text:style-name="P81"><text:tab/>- number:</text:p>
      <text:p text:style-name="P81"><text:tab/><text:tab/>* is the total length of the calculation bigger than the screen <text:tab/><text:tab/><text:tab/>length, don't allow the new number</text:p>
      <text:p text:style-name="P125"><text:tab/></text:p>
      <text:p text:style-name="P125"><text:tab/>- operator:</text:p>
      <text:p text:style-name="P125"><text:tab/><text:tab/>* was the operator pressed without any previous content?</text:p>
      <text:p text:style-name="P125"><text:tab/><text:tab/><text:tab/>- is there a previous ans, fill in ANS, otherwise</text:p>
      <text:p text:style-name="P125"><text:tab/><text:tab/><text:tab/>- remove the operator</text:p>
      <text:p text:style-name="P125"><text:tab/><text:tab/>* are there 2 operators and a num1 and num2?</text:p>
      <text:p text:style-name="P125"><text:tab/><text:tab/><text:tab/>- calculate the previous result already</text:p>
      <text:p text:style-name="P125"><text:tab/><text:tab/>* is there only num1, change the operator value</text:p>
      <text:p text:style-name="P125"><text:tab/><text:tab/>* are num1, num2, and operator all not empty? run calcAnswer()</text:p>
      <text:p text:style-name="P81"/>
      <text:p text:style-name="P82"><text:span text:style-name="T38">make an object that saves every calculation and answer</text:span><text:span text:style-name="T36">, when the = button is pressed</text:span></text:p>
      <text:p text:style-name="P81"/>
      <text:p text:style-name="P127">233 - 12</text:p>
      <text:p text:style-name="P127"/>
      <text:p text:style-name="P127"/>
      <text:p text:style-name="P64">if the previous value is not an operator, </text:p>
      <text:p text:style-name="P64">add the previous number to the array, and add + operator</text:p>
      <text:p text:style-name="P64">let this return as a number</text:p>
      <text:p text:style-name="P127"/>
      <text:p text:style-name="P127">-</text:p>
      <text:p text:style-name="P127">return number</text:p>
      <text:p text:style-name="P127">if previousValue != operator, push + operator to array</text:p>
      <text:p text:style-name="P81"/>
      <text:p text:style-name="P81"/>
      <text:p text:style-name="P81">style the calculator exactly like an oldschool calculator, with some shine on the keys</text:p>
      <text:p text:style-name="P81">and a slight curve on the sides</text:p>
      <text:p text:style-name="P81"/>
      <text:p text:style-name="P81">-------</text:p>
      <text:p text:style-name="P81"/>
      <text:p text:style-name="P65">add the option for different ways to write variables (* and x)</text:p>
      <text:p text:style-name="P81"/>
      <text:p text:style-name="P66">make negative numbers possible</text:p>
      <text:p text:style-name="P81"/>
      <text:p text:style-name="P81">bonus:</text:p>
      <text:p text:style-name="P81">take away as many global variables as possible</text:p>
      <text:p text:style-name="P81">make everything const of possible</text:p>
      <text:p text:style-name="P81"/>
      <text:p text:style-name="P81">error fixing:</text:p>
      <text:p text:style-name="P81">make C not delete ANS entries again and again, on the currently displayed result.</text:p>
      <text:p text:style-name="P81">maybe if ANS[0] == displayBottom.textContent <text:s/>remove first element?</text:p>
      <text:p text:style-name="P81">make sure the that ANS only displays the current calculated value</text:p>
      <text:p text:style-name="P128">when there is a closingbracket first, of an openngbracket last</text:p>
      <text:p text:style-name="P129"><text:soft-page-break/>if you press ans when there is no answer, let equals still work afterwards</text:p>
      <text:p text:style-name="P130">let the caretposition stay at the right place after adding a number with buttons</text:p>
      <text:p text:style-name="P81"/>
      <text:p text:style-name="P59">to add an operator:</text:p>
      <text:p text:style-name="P132"><text:span text:style-name="T51">- </text:span>add the operator to the operatorObject + different ways that it can be written</text:p>
      <text:p text:style-name="P133"><text:span text:style-name="T51">- </text:span>write a way to check for this operator in the check<text:span text:style-name="T42">Symbol</text:span>()<text:span text:style-name="T51"> : put it before any other signs that are smaller and might actually get confused with this sign.</text:span></text:p>
      <text:p text:style-name="P134"><text:span text:style-name="T51">- </text:span>add the calculation in the doCalculation function</text:p>
      <text:p text:style-name="P92">- <text:span text:style-name="T52">think about possible errors, and add these in checkForErrors()</text:span></text:p>
      <text:p text:style-name="P83"/>
      <text:p text:style-name="P83"/>
      <text:p text:style-name="P86">if you press a key, why does the textinput change</text:p>
      <text:p text:style-name="P86"/>
      <text:p text:style-name="P75">solve numbers. if it is a complex number, solve it to 2 numbers<text:span text:style-name="T49">, save that as an array</text:span></text:p>
      <text:p text:style-name="P75">then add a check <text:span text:style-name="T49">if the current number is an array.</text:span></text:p>
      <text:p text:style-name="P87">if the number is an array, </text:p>
      <text:p text:style-name="P88"/>
      <text:p text:style-name="P88"/>
      <text:p text:style-name="P90">add a backspace key, and arrow buttons</text:p>
      <text:p text:style-name="P91"/>
      <text:p text:style-name="P91">add the option to multiply by having brackets with nothing in betwee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9T15:14:15.840191591</dc:date>
    <meta:editing-duration>P4DT18H58M40S</meta:editing-duration>
    <meta:editing-cycles>151</meta:editing-cycles>
    <meta:generator>LibreOffice/7.3.7.2$Linux_X86_64 LibreOffice_project/30$Build-2</meta:generator>
    <meta:document-statistic meta:table-count="0" meta:image-count="0" meta:object-count="0" meta:page-count="9" meta:paragraph-count="257" meta:word-count="2233" meta:character-count="12695" meta:non-whitespace-character-count="10613"/>
  </office:meta>
</office:document-meta>
</file>